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Cyr" svg:font-family="'Arial Cyr'"/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27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4.31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ta1" style:family="table" style:master-page-name="PageStyle_5f_7043448541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Cambria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1" style:family="table-cell" style:parent-style-name="Default" style:data-style-name="N150">
      <style:table-cell-properties fo:padding="0.071cm"/>
    </style:style>
    <style:style style:name="T1" style:family="text">
      <style:text-properties fo:color="#333399" style:font-name="Cambria" fo:font-size="14pt" fo:font-weight="normal" style:text-underline-style="none" style:text-underline-color="font-color" style:text-line-through-type="none" fo:font-style="italic" style:text-outline="false" fo:text-shadow="none" style:text-position="sub 58%" style:font-size-asian="14pt" style:font-size-complex="14pt" style:font-weight-asian="normal" style:font-weight-complex="normal" style:font-style-asian="italic" style:font-style-complex="italic"/>
    </style:style>
    <style:style style:name="T2" style:family="text">
      <style:text-properties fo:color="#333399" style:font-name="Cambria" fo:font-size="14pt" fo:font-weight="normal" style:text-underline-style="none" style:text-underline-color="font-color" style:text-line-through-type="none" fo:font-style="italic" style:text-outline="false" fo:text-shadow="none" style:font-size-asian="14pt" style:font-size-complex="14pt" style:font-weight-asian="normal" style:font-weight-complex="normal" style:font-style-asian="italic" style:font-style-complex="italic" style:text-position="0% 100%"/>
    </style:style>
    <style:style style:name="T3" style:family="text">
      <style:text-properties fo:color="#333399" style:font-name="Cambria" fo:font-size="14pt" fo:font-weight="normal" style:text-underline-style="none" style:text-underline-color="font-color" style:text-line-through-type="none" fo:font-style="italic" style:text-outline="false" fo:text-shadow="none" style:font-size-asian="14pt" style:font-size-complex="14pt" style:font-weight-asian="normal" style:font-weight-complex="normal" style:font-style-asian="italic" style:font-style-complex="italic" style:text-position="sub 58%"/>
    </style:style>
    <style:style style:name="T4" style:family="text">
      <style:text-properties fo:color="#333399" style:font-name="Cambria" fo:font-size="14pt" fo:font-weight="normal" style:text-underline-style="none" style:text-underline-color="font-color" style:text-line-through-type="none" style:text-outline="false" fo:text-shadow="none" style:font-size-asian="14pt" style:font-size-complex="14pt" style:font-weight-asian="normal" style:font-weight-complex="normal" style:text-position="0% 100%" fo:font-style="normal" style:font-style-asian="normal" style:font-style-complex="normal"/>
    </style:style>
    <style:style style:name="T5" style:family="text">
      <style:text-properties fo:color="#333399" style:font-name="Cambria" fo:font-size="14pt" fo:font-weight="normal" style:text-underline-style="none" style:text-underline-color="font-color" style:text-line-through-type="none" style:text-outline="false" fo:text-shadow="none" style:font-size-asian="14pt" style:font-size-complex="14pt" style:font-weight-asian="normal" style:font-weight-complex="normal" style:text-position="0% 100%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704344854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10"/>
        <table:table-column table:style-name="co1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1" table:default-cell-style-name="Default"/>
        <table:table-column table:style-name="co5" table:default-cell-style-name="ce10"/>
        <table:table-column table:style-name="co1" table:number-columns-repeated="16374" table:default-cell-style-name="Default"/>
        <table:table-row table:style-name="ro1">
          <table:table-cell/>
          <table:table-cell table:style-name="ce3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/>
          <table:table-cell table:style-name="ce14"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-3" calcext:value-type="float">
            <text:p>-3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/>
          <table:table-cell table:style-name="ce15" office:value-type="float" office:value="-56.5" calcext:value-type="float">
            <text:p>-56,5</text:p>
          </table:table-cell>
          <table:table-cell table:number-columns-repeated="16378"/>
        </table:table-row>
        <table:table-row table:style-name="ro1">
          <table:table-cell/>
          <table:table-cell table:style-name="ce4" office:value-type="float" office:value="0.5" calcext:value-type="float">
            <text:p>0,5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0.5" calcext:value-type="float">
            <text:p>0,5</text:p>
          </table:table-cell>
          <table:table-cell table:style-name="ce12"/>
          <table:table-cell table:style-name="ce15" office:value-type="float" office:value="-100" calcext:value-type="float">
            <text:p>-100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float" office:value="0.5" calcext:value-type="float">
            <text:p>0,5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-3" calcext:value-type="float">
            <text:p>-3</text:p>
          </table:table-cell>
          <table:table-cell table:style-name="ce13"/>
          <table:table-cell table:style-name="ce16" office:value-type="float" office:value="-210" calcext:value-type="float">
            <text:p>-21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6" table:number-columns-repeated="5"/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/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number-columns-repeated="1637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637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table:formula="of:=[.$F$2]/[.$B$2]-[.C7]*[.$C$2]/[.$B$2]-[.D7]*[.$D$2]/[.$B$2]" office:value-type="float" office:value="18.8333333333333" calcext:value-type="float">
            <text:p>18,8333333333333</text:p>
          </table:table-cell>
          <table:table-cell table:style-name="ce7" table:formula="of:=[.$F$3]/[.$C$3]-[.B7]*[.$B$3]/[.$C$3]-[.D7]*[.$D$3]/[.$C$3]" office:value-type="float" office:value="16.6666666666667" calcext:value-type="float">
            <text:p>16,6666666666667</text:p>
          </table:table-cell>
          <table:table-cell table:style-name="ce7" table:formula="of:=[.$F$4]/[.$D$4]-[.B7]*[.$B$4]/[.$D$4]-[.C7]*[.$C$4]/[.$D$4]" office:value-type="float" office:value="70" calcext:value-type="float">
            <text:p>70</text:p>
          </table:table-cell>
          <table:table-cell table:style-name="ce7"/>
          <table:table-cell table:style-name="ce7" table:formula="of:=ABS([.B8])-ABS([.B7])" office:value-type="float" office:value="18.8333333333333" calcext:value-type="float">
            <text:p>18,8333333333333</text:p>
          </table:table-cell>
          <table:table-cell table:style-name="ce7" table:formula="of:=ABS([.C8])-ABS([.C7])" office:value-type="float" office:value="16.6666666666667" calcext:value-type="float">
            <text:p>16,6666666666667</text:p>
          </table:table-cell>
          <table:table-cell table:style-name="ce7" table:formula="of:=ABS([.D8])-ABS([.D7])" office:value-type="float" office:value="70" calcext:value-type="float">
            <text:p>70</text:p>
          </table:table-cell>
          <table:table-cell table:number-columns-repeated="1637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table:formula="of:=[.$F$2]/[.$B$2]-[.C8]*[.$C$2]/[.$B$2]-[.D8]*[.$D$2]/[.$B$2]" office:value-type="float" office:value="33.2777777777778" calcext:value-type="float">
            <text:p>33,2777777777778</text:p>
          </table:table-cell>
          <table:table-cell table:style-name="ce7" table:formula="of:=[.$F$3]/[.$C$3]-[.B8]*[.$B$3]/[.$C$3]-[.D8]*[.$D$3]/[.$C$3]" office:value-type="float" office:value="24.0694444444444" calcext:value-type="float">
            <text:p>24,0694444444444</text:p>
          </table:table-cell>
          <table:table-cell table:style-name="ce7" table:formula="of:=[.$F$4]/[.$D$4]-[.B8]*[.$B$4]/[.$D$4]-[.C8]*[.$C$4]/[.$D$4]" office:value-type="float" office:value="75.9166666666667" calcext:value-type="float">
            <text:p>75,9166666666667</text:p>
          </table:table-cell>
          <table:table-cell table:style-name="ce7"/>
          <table:table-cell table:style-name="ce7" table:formula="of:=ABS([.B9])-ABS([.B8])" office:value-type="float" office:value="14.4444444444444" calcext:value-type="float">
            <text:p>14,4444444444444</text:p>
          </table:table-cell>
          <table:table-cell table:style-name="ce7" table:formula="of:=ABS([.C9])-ABS([.C8])" office:value-type="float" office:value="7.40277777777778" calcext:value-type="float">
            <text:p>7,40277777777778</text:p>
          </table:table-cell>
          <table:table-cell table:style-name="ce7" table:formula="of:=ABS([.D9])-ABS([.D8])" office:value-type="float" office:value="5.91666666666666" calcext:value-type="float">
            <text:p>5,91666666666666</text:p>
          </table:table-cell>
          <table:table-cell table:number-columns-repeated="1637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table:formula="of:=[.$F$2]/[.$B$2]-[.C9]*[.$C$2]/[.$B$2]-[.D9]*[.$D$2]/[.$B$2]" office:value-type="float" office:value="35.4976851851852" calcext:value-type="float">
            <text:p>35,4976851851852</text:p>
          </table:table-cell>
          <table:table-cell table:style-name="ce7" table:formula="of:=[.$F$3]/[.$C$3]-[.B9]*[.$B$3]/[.$C$3]-[.D9]*[.$D$3]/[.$C$3]" office:value-type="float" office:value="25.7662037037037" calcext:value-type="float">
            <text:p>25,7662037037037</text:p>
          </table:table-cell>
          <table:table-cell table:style-name="ce7" table:formula="of:=[.$F$4]/[.$D$4]-[.B9]*[.$B$4]/[.$D$4]-[.C9]*[.$C$4]/[.$D$4]" office:value-type="float" office:value="79.5578703703704" calcext:value-type="float">
            <text:p>79,5578703703704</text:p>
          </table:table-cell>
          <table:table-cell table:style-name="ce7"/>
          <table:table-cell table:style-name="ce7" table:formula="of:=ABS([.B10])-ABS([.B9])" office:value-type="float" office:value="2.2199074074074" calcext:value-type="float">
            <text:p>2,2199074074074</text:p>
          </table:table-cell>
          <table:table-cell table:style-name="ce7" table:formula="of:=ABS([.C10])-ABS([.C9])" office:value-type="float" office:value="1.69675925925926" calcext:value-type="float">
            <text:p>1,69675925925926</text:p>
          </table:table-cell>
          <table:table-cell table:style-name="ce7" table:formula="of:=ABS([.D10])-ABS([.D9])" office:value-type="float" office:value="3.64120370370371" calcext:value-type="float">
            <text:p>3,64120370370371</text:p>
          </table:table-cell>
          <table:table-cell table:number-columns-repeated="1637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table:formula="of:=[.$F$2]/[.$B$2]-[.C10]*[.$C$2]/[.$B$2]-[.D10]*[.$D$2]/[.$B$2]" office:value-type="float" office:value="36.3873456790123" calcext:value-type="float">
            <text:p>36,3873456790123</text:p>
          </table:table-cell>
          <table:table-cell table:style-name="ce7" table:formula="of:=[.$F$3]/[.$C$3]-[.B10]*[.$B$3]/[.$C$3]-[.D10]*[.$D$3]/[.$C$3]" office:value-type="float" office:value="26.2546296296296" calcext:value-type="float">
            <text:p>26,2546296296296</text:p>
          </table:table-cell>
          <table:table-cell table:style-name="ce7" table:formula="of:=[.$F$4]/[.$D$4]-[.B10]*[.$B$4]/[.$D$4]-[.C10]*[.$C$4]/[.$D$4]" office:value-type="float" office:value="80.2106481481482" calcext:value-type="float">
            <text:p>80,2106481481482</text:p>
          </table:table-cell>
          <table:table-cell table:style-name="ce7"/>
          <table:table-cell table:style-name="ce7" table:formula="of:=ABS([.B11])-ABS([.B10])" office:value-type="float" office:value="0.889660493827158" calcext:value-type="float">
            <text:p>0,889660493827158</text:p>
          </table:table-cell>
          <table:table-cell table:style-name="ce7" table:formula="of:=ABS([.C11])-ABS([.C10])" office:value-type="float" office:value="0.488425925925924" calcext:value-type="float">
            <text:p>0,488425925925924</text:p>
          </table:table-cell>
          <table:table-cell table:style-name="ce7" table:formula="of:=ABS([.D11])-ABS([.D10])" office:value-type="float" office:value="0.652777777777786" calcext:value-type="float">
            <text:p>0,652777777777786</text:p>
          </table:table-cell>
          <table:table-cell table:number-columns-repeated="1637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table:formula="of:=[.$F$2]/[.$B$2]-[.C11]*[.$C$2]/[.$B$2]-[.D11]*[.$D$2]/[.$B$2]" office:value-type="float" office:value="36.5775462962963" calcext:value-type="float">
            <text:p>36,5775462962963</text:p>
          </table:table-cell>
          <table:table-cell table:style-name="ce7" table:formula="of:=[.$F$3]/[.$C$3]-[.B11]*[.$B$3]/[.$C$3]-[.D11]*[.$D$3]/[.$C$3]" office:value-type="float" office:value="26.3831661522634" calcext:value-type="float">
            <text:p>26,3831661522634</text:p>
          </table:table-cell>
          <table:table-cell table:style-name="ce7" table:formula="of:=[.$F$4]/[.$D$4]-[.B11]*[.$B$4]/[.$D$4]-[.C11]*[.$C$4]/[.$D$4]" office:value-type="float" office:value="80.440329218107" calcext:value-type="float">
            <text:p>80,440329218107</text:p>
          </table:table-cell>
          <table:table-cell table:style-name="ce7"/>
          <table:table-cell table:style-name="ce7" table:formula="of:=ABS([.B12])-ABS([.B11])" office:value-type="float" office:value="0.190200617283956" calcext:value-type="float">
            <text:p>0,190200617283956</text:p>
          </table:table-cell>
          <table:table-cell table:style-name="ce7" table:formula="of:=ABS([.C12])-ABS([.C11])" office:value-type="float" office:value="0.128536522633745" calcext:value-type="float">
            <text:p>0,128536522633745</text:p>
          </table:table-cell>
          <table:table-cell table:style-name="ce7" table:formula="of:=ABS([.D12])-ABS([.D11])" office:value-type="float" office:value="0.229681069958829" calcext:value-type="float">
            <text:p>0,229681069958829</text:p>
          </table:table-cell>
          <table:table-cell table:number-columns-repeated="1637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table:formula="of:=[.$F$2]/[.$B$2]-[.C12]*[.$C$2]/[.$B$2]-[.D12]*[.$D$2]/[.$B$2]" office:value-type="float" office:value="36.6372492283951" calcext:value-type="float">
            <text:p>36,6372492283951</text:p>
          </table:table-cell>
          <table:table-cell table:style-name="ce7" table:formula="of:=[.$F$3]/[.$C$3]-[.B12]*[.$B$3]/[.$C$3]-[.D12]*[.$D$3]/[.$C$3]" office:value-type="float" office:value="26.4181562928669" calcext:value-type="float">
            <text:p>26,4181562928669</text:p>
          </table:table-cell>
          <table:table-cell table:style-name="ce7" table:formula="of:=[.$F$4]/[.$D$4]-[.B12]*[.$B$4]/[.$D$4]-[.C12]*[.$C$4]/[.$D$4]" office:value-type="float" office:value="80.4934520747599" calcext:value-type="float">
            <text:p>80,4934520747599</text:p>
          </table:table-cell>
          <table:table-cell table:style-name="ce7"/>
          <table:table-cell table:style-name="ce7" table:formula="of:=ABS([.B13])-ABS([.B12])" office:value-type="float" office:value="0.0597029320987588" calcext:value-type="float">
            <text:p>0,0597029320987588</text:p>
          </table:table-cell>
          <table:table-cell table:style-name="ce7" table:formula="of:=ABS([.C13])-ABS([.C12])" office:value-type="float" office:value="0.0349901406035684" calcext:value-type="float">
            <text:p>0,0349901406035684</text:p>
          </table:table-cell>
          <table:table-cell table:style-name="ce7" table:formula="of:=ABS([.D13])-ABS([.D12])" office:value-type="float" office:value="0.053122856652962" calcext:value-type="float">
            <text:p>0,053122856652962</text:p>
          </table:table-cell>
          <table:table-cell table:number-columns-repeated="1637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table:formula="of:=[.$F$2]/[.$B$2]-[.C13]*[.$C$2]/[.$B$2]-[.D13]*[.$D$2]/[.$B$2]" office:value-type="float" office:value="36.6519347279378" calcext:value-type="float">
            <text:p>36,6519347279378</text:p>
          </table:table-cell>
          <table:table-cell table:style-name="ce7" table:formula="of:=[.$F$3]/[.$C$3]-[.B13]*[.$B$3]/[.$C$3]-[.D13]*[.$D$3]/[.$C$3]" office:value-type="float" office:value="26.4275584419296" calcext:value-type="float">
            <text:p>26,4275584419296</text:p>
          </table:table-cell>
          <table:table-cell table:style-name="ce7" table:formula="of:=[.$F$4]/[.$D$4]-[.B13]*[.$B$4]/[.$D$4]-[.C13]*[.$C$4]/[.$D$4]" office:value-type="float" office:value="80.5092342535437" calcext:value-type="float">
            <text:p>80,5092342535437</text:p>
          </table:table-cell>
          <table:table-cell table:style-name="ce7"/>
          <table:table-cell table:style-name="ce7" table:formula="of:=ABS([.B14])-ABS([.B13])" office:value-type="float" office:value="0.0146854995427574" calcext:value-type="float">
            <text:p>0,0146854995427574</text:p>
          </table:table-cell>
          <table:table-cell table:style-name="ce7" table:formula="of:=ABS([.C14])-ABS([.C13])" office:value-type="float" office:value="0.00940214906264103" calcext:value-type="float">
            <text:p>0,00940214906264103</text:p>
          </table:table-cell>
          <table:table-cell table:style-name="ce7" table:formula="of:=ABS([.D14])-ABS([.D13])" office:value-type="float" office:value="0.0157821787837236" calcext:value-type="float">
            <text:p>0,0157821787837236</text:p>
          </table:table-cell>
          <table:table-cell table:number-columns-repeated="1637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table:formula="of:=[.$F$2]/[.$B$2]-[.C14]*[.$C$2]/[.$B$2]-[.D14]*[.$D$2]/[.$B$2]" office:value-type="float" office:value="36.6561321159122" calcext:value-type="float">
            <text:p>36,6561321159122</text:p>
          </table:table-cell>
          <table:table-cell table:style-name="ce7" table:formula="of:=[.$F$3]/[.$C$3]-[.B14]*[.$B$3]/[.$C$3]-[.D14]*[.$D$3]/[.$C$3]" office:value-type="float" office:value="26.4300974151235" calcext:value-type="float">
            <text:p>26,4300974151235</text:p>
          </table:table-cell>
          <table:table-cell table:style-name="ce7" table:formula="of:=[.$F$4]/[.$D$4]-[.B14]*[.$B$4]/[.$D$4]-[.C14]*[.$C$4]/[.$D$4]" office:value-type="float" office:value="80.5132488616446" calcext:value-type="float">
            <text:p>80,5132488616446</text:p>
          </table:table-cell>
          <table:table-cell table:style-name="ce7"/>
          <table:table-cell table:style-name="ce7" table:formula="of:=ABS([.B15])-ABS([.B14])" office:value-type="float" office:value="0.00419738797439351" calcext:value-type="float">
            <text:p>0,00419738797439351</text:p>
          </table:table-cell>
          <table:table-cell table:style-name="ce7" table:formula="of:=ABS([.C15])-ABS([.C14])" office:value-type="float" office:value="0.00253897319387164" calcext:value-type="float">
            <text:p>0,00253897319387164</text:p>
          </table:table-cell>
          <table:table-cell table:style-name="ce7" table:formula="of:=ABS([.D15])-ABS([.D14])" office:value-type="float" office:value="0.00401460810090271" calcext:value-type="float">
            <text:p>0,00401460810090271</text:p>
          </table:table-cell>
          <table:table-cell table:number-columns-repeated="1637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table:formula="of:=[.$F$2]/[.$B$2]-[.C15]*[.$C$2]/[.$B$2]-[.D15]*[.$D$2]/[.$B$2]" office:value-type="float" office:value="36.6572243794613" calcext:value-type="float">
            <text:p>36,6572243794613</text:p>
          </table:table-cell>
          <table:table-cell table:style-name="ce7" table:formula="of:=[.$F$3]/[.$C$3]-[.B15]*[.$B$3]/[.$C$3]-[.D15]*[.$D$3]/[.$C$3]" office:value-type="float" office:value="26.4307817481297" calcext:value-type="float">
            <text:p>26,4307817481297</text:p>
          </table:table-cell>
          <table:table-cell table:style-name="ce7" table:formula="of:=[.$F$4]/[.$D$4]-[.B15]*[.$B$4]/[.$D$4]-[.C15]*[.$C$4]/[.$D$4]" office:value-type="float" office:value="80.5143715885059" calcext:value-type="float">
            <text:p>80,5143715885059</text:p>
          </table:table-cell>
          <table:table-cell table:style-name="ce7"/>
          <table:table-cell table:style-name="ce7" table:formula="of:=ABS([.B16])-ABS([.B15])" office:value-type="float" office:value="0.00109226354913261" calcext:value-type="float">
            <text:p>0,00109226354913261</text:p>
          </table:table-cell>
          <table:table-cell table:style-name="ce7" table:formula="of:=ABS([.C16])-ABS([.C15])" office:value-type="float" office:value="0.000684333006280014" calcext:value-type="float">
            <text:p>0,000684333006280014</text:p>
          </table:table-cell>
          <table:table-cell table:style-name="ce7" table:formula="of:=ABS([.D16])-ABS([.D15])" office:value-type="float" office:value="0.00112272686136805" calcext:value-type="float">
            <text:p>0,00112272686136805</text:p>
          </table:table-cell>
          <table:table-cell table:number-columns-repeated="1637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table:formula="of:=[.$F$2]/[.$B$2]-[.C16]*[.$C$2]/[.$B$2]-[.D16]*[.$D$2]/[.$B$2]" office:value-type="float" office:value="36.6575255561059" calcext:value-type="float">
            <text:p>36,6575255561059</text:p>
          </table:table-cell>
          <table:table-cell table:style-name="ce7" table:formula="of:=[.$F$3]/[.$C$3]-[.B16]*[.$B$3]/[.$C$3]-[.D16]*[.$D$3]/[.$C$3]" office:value-type="float" office:value="26.4309663306639" calcext:value-type="float">
            <text:p>26,4309663306639</text:p>
          </table:table-cell>
          <table:table-cell table:style-name="ce7" table:formula="of:=[.$F$4]/[.$D$4]-[.B16]*[.$B$4]/[.$D$4]-[.C16]*[.$C$4]/[.$D$4]" office:value-type="float" office:value="80.5146676879318" calcext:value-type="float">
            <text:p>80,5146676879318</text:p>
          </table:table-cell>
          <table:table-cell table:style-name="ce7"/>
          <table:table-cell table:style-name="ce7" table:formula="of:=ABS([.B17])-ABS([.B16])" office:value-type="float" office:value="0.00030117664460505" calcext:value-type="float">
            <text:p>0,00030117664460505</text:p>
          </table:table-cell>
          <table:table-cell table:style-name="ce7" table:formula="of:=ABS([.C17])-ABS([.C16])" office:value-type="float" office:value="0.000184582534206612" calcext:value-type="float">
            <text:p>0,000184582534206612</text:p>
          </table:table-cell>
          <table:table-cell table:style-name="ce7" table:formula="of:=ABS([.D17])-ABS([.D16])" office:value-type="float" office:value="0.000296099425895591" calcext:value-type="float">
            <text:p>0,000296099425895591</text:p>
          </table:table-cell>
          <table:table-cell table:number-columns-repeated="1637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table:formula="of:=[.$F$2]/[.$B$2]-[.C17]*[.$C$2]/[.$B$2]-[.D17]*[.$D$2]/[.$B$2]" office:value-type="float" office:value="36.657605669766" calcext:value-type="float">
            <text:p>36,657605669766</text:p>
          </table:table-cell>
          <table:table-cell table:style-name="ce8" table:formula="of:=[.$F$3]/[.$C$3]-[.B17]*[.$B$3]/[.$C$3]-[.D17]*[.$D$3]/[.$C$3]" office:value-type="float" office:value="26.4310161036698" calcext:value-type="float">
            <text:p>26,4310161036698</text:p>
          </table:table-cell>
          <table:table-cell table:style-name="ce8" table:formula="of:=[.$F$4]/[.$D$4]-[.B17]*[.$B$4]/[.$D$4]-[.C17]*[.$C$4]/[.$D$4]" office:value-type="float" office:value="80.514748647795" calcext:value-type="float">
            <text:p>80,514748647795</text:p>
          </table:table-cell>
          <table:table-cell table:style-name="ce8"/>
          <table:table-cell table:style-name="ce8" table:formula="of:=ABS([.B18])-ABS([.B17])" office:value-type="float" office:value="0.0000801136600188102" calcext:value-type="float">
            <text:p>8,01136600188102E-05</text:p>
          </table:table-cell>
          <table:table-cell table:style-name="ce8" table:formula="of:=ABS([.C18])-ABS([.C17])" office:value-type="float" office:value="0.0000497730058768298" calcext:value-type="float">
            <text:p>4,97730058768298E-05</text:p>
          </table:table-cell>
          <table:table-cell table:style-name="ce8" table:formula="of:=ABS([.D18])-ABS([.D17])" office:value-type="float" office:value="0.0000809598631406061" calcext:value-type="float">
            <text:p>8,09598631406061E-05</text:p>
          </table:table-cell>
          <table:table-cell table:style-name="ce17" office:value-type="string" calcext:value-type="string">
            <text:p>Ответ с точностью 0,0001</text:p>
          </table:table-cell>
          <table:table-cell table:number-columns-repeated="1637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table:formula="of:=[.$F$2]/[.$B$2]-[.C18]*[.$C$2]/[.$B$2]-[.D18]*[.$D$2]/[.$B$2]" office:value-type="float" office:value="36.6576274585775" calcext:value-type="float">
            <text:p>36,6576274585775</text:p>
          </table:table-cell>
          <table:table-cell table:style-name="ce7" table:formula="of:=[.$F$3]/[.$C$3]-[.B18]*[.$B$3]/[.$C$3]-[.D18]*[.$D$3]/[.$C$3]" office:value-type="float" office:value="26.4310295264634" calcext:value-type="float">
            <text:p>26,4310295264634</text:p>
          </table:table-cell>
          <table:table-cell table:style-name="ce7" table:formula="of:=[.$F$4]/[.$D$4]-[.B18]*[.$B$4]/[.$D$4]-[.C18]*[.$C$4]/[.$D$4]" office:value-type="float" office:value="80.5147702955726" calcext:value-type="float">
            <text:p>80,5147702955726</text:p>
          </table:table-cell>
          <table:table-cell table:style-name="ce7"/>
          <table:table-cell table:style-name="ce7" table:formula="of:=ABS([.B19])-ABS([.B18])" office:value-type="float" office:value="0.0000217888115017217" calcext:value-type="float">
            <text:p>2,17888115017217E-05</text:p>
          </table:table-cell>
          <table:table-cell table:style-name="ce7" table:formula="of:=ABS([.C19])-ABS([.C18])" office:value-type="float" office:value="0.0000134227935930653" calcext:value-type="float">
            <text:p>1,34227935930653E-05</text:p>
          </table:table-cell>
          <table:table-cell table:style-name="ce7" table:formula="of:=ABS([.D19])-ABS([.D18])" office:value-type="float" office:value="0.0000216477776433521" calcext:value-type="float">
            <text:p>2,16477776433521E-05</text:p>
          </table:table-cell>
          <table:table-cell table:number-columns-repeated="1637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table:formula="of:=[.$F$2]/[.$B$2]-[.C19]*[.$C$2]/[.$B$2]-[.D19]*[.$D$2]/[.$B$2]" office:value-type="float" office:value="36.6576333036727" calcext:value-type="float">
            <text:p>36,6576333036727</text:p>
          </table:table-cell>
          <table:table-cell table:style-name="ce7" table:formula="of:=[.$F$3]/[.$C$3]-[.B19]*[.$B$3]/[.$C$3]-[.D19]*[.$D$3]/[.$C$3]" office:value-type="float" office:value="26.4310331461792" calcext:value-type="float">
            <text:p>26,4310331461792</text:p>
          </table:table-cell>
          <table:table-cell table:style-name="ce7" table:formula="of:=[.$F$4]/[.$D$4]-[.B19]*[.$B$4]/[.$D$4]-[.C19]*[.$C$4]/[.$D$4]" office:value-type="float" office:value="80.5147761641735" calcext:value-type="float">
            <text:p>80,5147761641735</text:p>
          </table:table-cell>
          <table:table-cell table:style-name="ce7"/>
          <table:table-cell table:style-name="ce7" table:formula="of:=ABS([.B20])-ABS([.B19])" office:value-type="float" office:value="0.00000584509520251686" calcext:value-type="float">
            <text:p>5,84509520251686E-06</text:p>
          </table:table-cell>
          <table:table-cell table:style-name="ce7" table:formula="of:=ABS([.C20])-ABS([.C19])" office:value-type="float" office:value="0.00000361971576268161" calcext:value-type="float">
            <text:p>3,61971576268161E-06</text:p>
          </table:table-cell>
          <table:table-cell table:style-name="ce7" table:formula="of:=ABS([.D20])-ABS([.D19])" office:value-type="float" office:value="0.00000586860086571051" calcext:value-type="float">
            <text:p>5,86860086571051E-06</text:p>
          </table:table-cell>
          <table:table-cell table:number-columns-repeated="1637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table:formula="of:=[.$F$2]/[.$B$2]-[.C20]*[.$C$2]/[.$B$2]-[.D20]*[.$D$2]/[.$B$2]" office:value-type="float" office:value="36.6576348850588" calcext:value-type="float">
            <text:p>36,6576348850588</text:p>
          </table:table-cell>
          <table:table-cell table:style-name="ce7" table:formula="of:=[.$F$3]/[.$C$3]-[.B20]*[.$B$3]/[.$C$3]-[.D20]*[.$D$3]/[.$C$3]" office:value-type="float" office:value="26.4310341223205" calcext:value-type="float">
            <text:p>26,4310341223205</text:p>
          </table:table-cell>
          <table:table-cell table:style-name="ce7" table:formula="of:=[.$F$4]/[.$D$4]-[.B20]*[.$B$4]/[.$D$4]-[.C20]*[.$C$4]/[.$D$4]" office:value-type="float" office:value="80.514777741642" calcext:value-type="float">
            <text:p>80,514777741642</text:p>
          </table:table-cell>
          <table:table-cell table:style-name="ce7"/>
          <table:table-cell table:style-name="ce7" table:formula="of:=ABS([.B21])-ABS([.B20])" office:value-type="float" office:value="0.00000158138610828473" calcext:value-type="float">
            <text:p>1,58138610828473E-06</text:p>
          </table:table-cell>
          <table:table-cell table:style-name="ce7" table:formula="of:=ABS([.C21])-ABS([.C20])" office:value-type="float" office:value="0.000000976141336650471" calcext:value-type="float">
            <text:p>9,76141336650471E-07</text:p>
          </table:table-cell>
          <table:table-cell table:style-name="ce7" table:formula="of:=ABS([.D21])-ABS([.D20])" office:value-type="float" office:value="0.00000157746849538398" calcext:value-type="float">
            <text:p>1,57746849538398E-06</text:p>
          </table:table-cell>
          <table:table-cell table:number-columns-repeated="1637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table:formula="of:=[.$F$2]/[.$B$2]-[.C21]*[.$C$2]/[.$B$2]-[.D21]*[.$D$2]/[.$B$2]" office:value-type="float" office:value="36.6576353106604" calcext:value-type="float">
            <text:p>36,6576353106604</text:p>
          </table:table-cell>
          <table:table-cell table:style-name="ce7" table:formula="of:=[.$F$3]/[.$C$3]-[.B21]*[.$B$3]/[.$C$3]-[.D21]*[.$D$3]/[.$C$3]" office:value-type="float" office:value="26.4310343855584" calcext:value-type="float">
            <text:p>26,4310343855584</text:p>
          </table:table-cell>
          <table:table-cell table:style-name="ce7" table:formula="of:=[.$F$4]/[.$D$4]-[.B21]*[.$B$4]/[.$D$4]-[.C21]*[.$C$4]/[.$D$4]" office:value-type="float" office:value="80.5147781678966" calcext:value-type="float">
            <text:p>80,5147781678966</text:p>
          </table:table-cell>
          <table:table-cell table:style-name="ce7"/>
          <table:table-cell table:style-name="ce7" table:formula="of:=ABS([.B22])-ABS([.B21])" office:value-type="float" office:value="0.000000425601641040885" calcext:value-type="float">
            <text:p>4,25601641040885E-07</text:p>
          </table:table-cell>
          <table:table-cell table:style-name="ce7" table:formula="of:=ABS([.C22])-ABS([.C21])" office:value-type="float" office:value="0.000000263237886599654" calcext:value-type="float">
            <text:p>2,63237886599654E-07</text:p>
          </table:table-cell>
          <table:table-cell table:style-name="ce7" table:formula="of:=ABS([.D22])-ABS([.D21])" office:value-type="float" office:value="0.000000426254572971629" calcext:value-type="float">
            <text:p>4,26254572971629E-07</text:p>
          </table:table-cell>
          <table:table-cell table:number-columns-repeated="1637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table:formula="of:=[.$F$2]/[.$B$2]-[.C22]*[.$C$2]/[.$B$2]-[.D22]*[.$D$2]/[.$B$2]" office:value-type="float" office:value="36.6576354255758" calcext:value-type="float">
            <text:p>36,6576354255758</text:p>
          </table:table-cell>
          <table:table-cell table:style-name="ce7" table:formula="of:=[.$F$3]/[.$C$3]-[.B22]*[.$B$3]/[.$C$3]-[.D22]*[.$D$3]/[.$C$3]" office:value-type="float" office:value="26.4310344565464" calcext:value-type="float">
            <text:p>26,4310344565464</text:p>
          </table:table-cell>
          <table:table-cell table:style-name="ce7" table:formula="of:=[.$F$4]/[.$D$4]-[.B22]*[.$B$4]/[.$D$4]-[.C22]*[.$C$4]/[.$D$4]" office:value-type="float" office:value="80.5147782827031" calcext:value-type="float">
            <text:p>80,5147782827031</text:p>
          </table:table-cell>
          <table:table-cell table:style-name="ce7"/>
          <table:table-cell table:style-name="ce7" table:formula="of:=ABS([.B23])-ABS([.B22])" office:value-type="float" office:value="0.000000114915408744309" calcext:value-type="float">
            <text:p>1,14915408744309E-07</text:p>
          </table:table-cell>
          <table:table-cell table:style-name="ce7" table:formula="of:=ABS([.C23])-ABS([.C22])" office:value-type="float" office:value="0.0000000709880190186141" calcext:value-type="float">
            <text:p>7,09880190186141E-08</text:p>
          </table:table-cell>
          <table:table-cell table:style-name="ce7" table:formula="of:=ABS([.D23])-ABS([.D22])" office:value-type="float" office:value="0.0000001148065820189" calcext:value-type="float">
            <text:p>1,148065820189E-07</text:p>
          </table:table-cell>
          <table:table-cell table:number-columns-repeated="1637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table:formula="of:=[.$F$2]/[.$B$2]-[.C23]*[.$C$2]/[.$B$2]-[.D23]*[.$D$2]/[.$B$2]" office:value-type="float" office:value="36.6576354565416" calcext:value-type="float">
            <text:p>36,6576354565416</text:p>
          </table:table-cell>
          <table:table-cell table:style-name="ce7" table:formula="of:=[.$F$3]/[.$C$3]-[.B23]*[.$B$3]/[.$C$3]-[.D23]*[.$D$3]/[.$C$3]" office:value-type="float" office:value="26.4310344756899" calcext:value-type="float">
            <text:p>26,4310344756899</text:p>
          </table:table-cell>
          <table:table-cell table:style-name="ce7" table:formula="of:=[.$F$4]/[.$D$4]-[.B23]*[.$B$4]/[.$D$4]-[.C23]*[.$C$4]/[.$D$4]" office:value-type="float" office:value="80.5147783136871" calcext:value-type="float">
            <text:p>80,5147783136871</text:p>
          </table:table-cell>
          <table:table-cell table:style-name="ce7"/>
          <table:table-cell table:style-name="ce7" table:formula="of:=ABS([.B24])-ABS([.B23])" office:value-type="float" office:value="0.0000000309657650632289" calcext:value-type="float">
            <text:p>3,09657650632289E-08</text:p>
          </table:table-cell>
          <table:table-cell table:style-name="ce7" table:formula="of:=ABS([.C24])-ABS([.C23])" office:value-type="float" office:value="0.0000000191434956775538" calcext:value-type="float">
            <text:p>1,91434956775538E-08</text:p>
          </table:table-cell>
          <table:table-cell table:style-name="ce7" table:formula="of:=ABS([.D24])-ABS([.D23])" office:value-type="float" office:value="0.0000000309839123247002" calcext:value-type="float">
            <text:p>3,09839123247002E-08</text:p>
          </table:table-cell>
          <table:table-cell table:number-columns-repeated="1637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table:formula="of:=[.$F$2]/[.$B$2]-[.C24]*[.$C$2]/[.$B$2]-[.D24]*[.$D$2]/[.$B$2]" office:value-type="float" office:value="36.6576354648962" calcext:value-type="float">
            <text:p>36,6576354648962</text:p>
          </table:table-cell>
          <table:table-cell table:style-name="ce7" table:formula="of:=[.$F$3]/[.$C$3]-[.B24]*[.$B$3]/[.$C$3]-[.D24]*[.$D$3]/[.$C$3]" office:value-type="float" office:value="26.4310344808524" calcext:value-type="float">
            <text:p>26,4310344808524</text:p>
          </table:table-cell>
          <table:table-cell table:style-name="ce7" table:formula="of:=[.$F$4]/[.$D$4]-[.B24]*[.$B$4]/[.$D$4]-[.C24]*[.$C$4]/[.$D$4]" office:value-type="float" office:value="80.5147783220386" calcext:value-type="float">
            <text:p>80,5147783220386</text:p>
          </table:table-cell>
          <table:table-cell table:style-name="ce7"/>
          <table:table-cell table:style-name="ce7" table:formula="of:=ABS([.B25])-ABS([.B24])" office:value-type="float" office:value="0.00000000835456859249462" calcext:value-type="float">
            <text:p>8,35456859249462E-09</text:p>
          </table:table-cell>
          <table:table-cell table:style-name="ce7" table:formula="of:=ABS([.C25])-ABS([.C24])" office:value-type="float" office:value="0.00000000516247666837444" calcext:value-type="float">
            <text:p>5,16247666837444E-09</text:p>
          </table:table-cell>
          <table:table-cell table:style-name="ce7" table:formula="of:=ABS([.D25])-ABS([.D24])" office:value-type="float" office:value="0.00000000835153457501292" calcext:value-type="float">
            <text:p>8,35153457501292E-09</text:p>
          </table:table-cell>
          <table:table-cell table:number-columns-repeated="1637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table:formula="of:=[.$F$2]/[.$B$2]-[.C25]*[.$C$2]/[.$B$2]-[.D25]*[.$D$2]/[.$B$2]" office:value-type="float" office:value="36.6576354671485" calcext:value-type="float">
            <text:p>36,6576354671485</text:p>
          </table:table-cell>
          <table:table-cell table:style-name="ce7" table:formula="of:=[.$F$3]/[.$C$3]-[.B25]*[.$B$3]/[.$C$3]-[.D25]*[.$D$3]/[.$C$3]" office:value-type="float" office:value="26.4310344822446" calcext:value-type="float">
            <text:p>26,4310344822446</text:p>
          </table:table-cell>
          <table:table-cell table:style-name="ce7" table:formula="of:=[.$F$4]/[.$D$4]-[.B25]*[.$B$4]/[.$D$4]-[.C25]*[.$C$4]/[.$D$4]" office:value-type="float" office:value="80.5147783242914" calcext:value-type="float">
            <text:p>80,5147783242914</text:p>
          </table:table-cell>
          <table:table-cell table:style-name="ce7"/>
          <table:table-cell table:style-name="ce7" table:formula="of:=ABS([.B26])-ABS([.B25])" office:value-type="float" office:value="0.00000000225233520723123" calcext:value-type="float">
            <text:p>2,25233520723123E-09</text:p>
          </table:table-cell>
          <table:table-cell table:style-name="ce7" table:formula="of:=ABS([.C26])-ABS([.C25])" office:value-type="float" office:value="0.00000000139217348760212" calcext:value-type="float">
            <text:p>1,39217348760212E-09</text:p>
          </table:table-cell>
          <table:table-cell table:style-name="ce7" table:formula="of:=ABS([.D26])-ABS([.D25])" office:value-type="float" office:value="0.00000000225284679800097" calcext:value-type="float">
            <text:p>2,25284679800097E-09</text:p>
          </table:table-cell>
          <table:table-cell table:number-columns-repeated="1637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table:formula="of:=[.$F$2]/[.$B$2]-[.C26]*[.$C$2]/[.$B$2]-[.D26]*[.$D$2]/[.$B$2]" office:value-type="float" office:value="36.657635467756" calcext:value-type="float">
            <text:p>36,657635467756</text:p>
          </table:table-cell>
          <table:table-cell table:style-name="ce7" table:formula="of:=[.$F$3]/[.$C$3]-[.B26]*[.$B$3]/[.$C$3]-[.D26]*[.$D$3]/[.$C$3]" office:value-type="float" office:value="26.43103448262" calcext:value-type="float">
            <text:p>26,43103448262</text:p>
          </table:table-cell>
          <table:table-cell table:style-name="ce7" table:formula="of:=[.$F$4]/[.$D$4]-[.B26]*[.$B$4]/[.$D$4]-[.C26]*[.$C$4]/[.$D$4]" office:value-type="float" office:value="80.5147783248988" calcext:value-type="float">
            <text:p>80,5147783248988</text:p>
          </table:table-cell>
          <table:table-cell table:style-name="ce7"/>
          <table:table-cell table:style-name="ce7" table:formula="of:=ABS([.B27])-ABS([.B26])" office:value-type="float" office:value="0.000000000607499828220171" calcext:value-type="float">
            <text:p>6,07499828220171E-10</text:p>
          </table:table-cell>
          <table:table-cell table:style-name="ce7" table:formula="of:=ABS([.C27])-ABS([.C26])" office:value-type="float" office:value="0.000000000375433018007243" calcext:value-type="float">
            <text:p>3,75433018007243E-10</text:p>
          </table:table-cell>
          <table:table-cell table:style-name="ce7" table:formula="of:=ABS([.D27])-ABS([.D26])" office:value-type="float" office:value="0.000000000607414563091879" calcext:value-type="float">
            <text:p>6,07414563091879E-10</text:p>
          </table:table-cell>
          <table:table-cell table:number-columns-repeated="1637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table:formula="of:=[.$F$2]/[.$B$2]-[.C27]*[.$C$2]/[.$B$2]-[.D27]*[.$D$2]/[.$B$2]" office:value-type="float" office:value="36.6576354679198" calcext:value-type="float">
            <text:p>36,6576354679198</text:p>
          </table:table-cell>
          <table:table-cell table:style-name="ce7" table:formula="of:=[.$F$3]/[.$C$3]-[.B27]*[.$B$3]/[.$C$3]-[.D27]*[.$D$3]/[.$C$3]" office:value-type="float" office:value="26.4310344827212" calcext:value-type="float">
            <text:p>26,4310344827212</text:p>
          </table:table-cell>
          <table:table-cell table:style-name="ce7" table:formula="of:=[.$F$4]/[.$D$4]-[.B27]*[.$B$4]/[.$D$4]-[.C27]*[.$C$4]/[.$D$4]" office:value-type="float" office:value="80.5147783250627" calcext:value-type="float">
            <text:p>80,5147783250627</text:p>
          </table:table-cell>
          <table:table-cell table:style-name="ce7"/>
          <table:table-cell table:style-name="ce7" table:formula="of:=ABS([.B28])-ABS([.B27])" office:value-type="float" office:value="0.000000000163808522302134" calcext:value-type="float">
            <text:p>1,63808522302134E-10</text:p>
          </table:table-cell>
          <table:table-cell table:style-name="ce7" table:formula="of:=ABS([.C28])-ABS([.C27])" office:value-type="float" office:value="0.000000000101241681704778" calcext:value-type="float">
            <text:p>1,01241681704778E-10</text:p>
          </table:table-cell>
          <table:table-cell table:style-name="ce7" table:formula="of:=ABS([.D28])-ABS([.D27])" office:value-type="float" office:value="0.000000000163822733156849" calcext:value-type="float">
            <text:p>1,63822733156849E-10</text:p>
          </table:table-cell>
          <table:table-cell table:number-columns-repeated="1637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table:formula="of:=[.$F$2]/[.$B$2]-[.C28]*[.$C$2]/[.$B$2]-[.D28]*[.$D$2]/[.$B$2]" office:value-type="float" office:value="36.657635467964" calcext:value-type="float">
            <text:p>36,657635467964</text:p>
          </table:table-cell>
          <table:table-cell table:style-name="ce7" table:formula="of:=[.$F$3]/[.$C$3]-[.B28]*[.$B$3]/[.$C$3]-[.D28]*[.$D$3]/[.$C$3]" office:value-type="float" office:value="26.4310344827485" calcext:value-type="float">
            <text:p>26,4310344827485</text:p>
          </table:table-cell>
          <table:table-cell table:style-name="ce7" table:formula="of:=[.$F$4]/[.$D$4]-[.B28]*[.$B$4]/[.$D$4]-[.C28]*[.$C$4]/[.$D$4]" office:value-type="float" office:value="80.5147783251068" calcext:value-type="float">
            <text:p>80,5147783251068</text:p>
          </table:table-cell>
          <table:table-cell table:style-name="ce7"/>
          <table:table-cell table:style-name="ce7" table:formula="of:=ABS([.B29])-ABS([.B28])" office:value-type="float" office:value="0.000000000044181547309563" calcext:value-type="float">
            <text:p>4,4181547309563E-11</text:p>
          </table:table-cell>
          <table:table-cell table:style-name="ce7" table:formula="of:=ABS([.C29])-ABS([.C28])" office:value-type="float" office:value="0.0000000000273026046215819" calcext:value-type="float">
            <text:p>2,73026046215819E-11</text:p>
          </table:table-cell>
          <table:table-cell table:style-name="ce7" table:formula="of:=ABS([.D29])-ABS([.D28])" office:value-type="float" office:value="0.0000000000441673364548478" calcext:value-type="float">
            <text:p>4,41673364548478E-11</text:p>
          </table:table-cell>
          <table:table-cell table:style-name="ce18" office:value-type="string" calcext:value-type="string">
            <text:p>x1=</text:p>
          </table:table-cell>
          <table:table-cell table:formula="of:=[.B18]" office:value-type="float" office:value="36.657605669766" calcext:value-type="float">
            <text:p>36,657605669766</text:p>
          </table:table-cell>
          <table:table-cell table:number-columns-repeated="1637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table:formula="of:=[.$F$2]/[.$B$2]-[.C29]*[.$C$2]/[.$B$2]-[.D29]*[.$D$2]/[.$B$2]" office:value-type="float" office:value="36.6576354679759" calcext:value-type="float">
            <text:p>36,6576354679759</text:p>
          </table:table-cell>
          <table:table-cell table:style-name="ce7" table:formula="of:=[.$F$3]/[.$C$3]-[.B29]*[.$B$3]/[.$C$3]-[.D29]*[.$D$3]/[.$C$3]" office:value-type="float" office:value="26.4310344827559" calcext:value-type="float">
            <text:p>26,4310344827559</text:p>
          </table:table-cell>
          <table:table-cell table:style-name="ce7" table:formula="of:=[.$F$4]/[.$D$4]-[.B29]*[.$B$4]/[.$D$4]-[.C29]*[.$C$4]/[.$D$4]" office:value-type="float" office:value="80.5147783251188" calcext:value-type="float">
            <text:p>80,5147783251188</text:p>
          </table:table-cell>
          <table:table-cell table:style-name="ce7"/>
          <table:table-cell table:style-name="ce7" table:formula="of:=ABS([.B30])-ABS([.B29])" office:value-type="float" office:value="0.0000000000119086962513393" calcext:value-type="float">
            <text:p>1,19086962513393E-11</text:p>
          </table:table-cell>
          <table:table-cell table:style-name="ce7" table:formula="of:=ABS([.C30])-ABS([.C29])" office:value-type="float" office:value="0.00000000000736122274247464" calcext:value-type="float">
            <text:p>7,36122274247464E-12</text:p>
          </table:table-cell>
          <table:table-cell table:style-name="ce7" table:formula="of:=ABS([.D30])-ABS([.D29])" office:value-type="float" office:value="0.0000000000119229071060545" calcext:value-type="float">
            <text:p>1,19229071060545E-11</text:p>
          </table:table-cell>
          <table:table-cell table:style-name="ce18" office:value-type="string" calcext:value-type="string">
            <text:p>x2=</text:p>
          </table:table-cell>
          <table:table-cell table:formula="of:=[.C18]" office:value-type="float" office:value="26.4310161036698" calcext:value-type="float">
            <text:p>26,4310161036698</text:p>
          </table:table-cell>
          <table:table-cell table:number-columns-repeated="1637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table:formula="of:=[.$F$2]/[.$B$2]-[.C30]*[.$C$2]/[.$B$2]-[.D30]*[.$D$2]/[.$B$2]" office:value-type="float" office:value="36.6576354679791" calcext:value-type="float">
            <text:p>36,6576354679791</text:p>
          </table:table-cell>
          <table:table-cell table:style-name="ce7" table:formula="of:=[.$F$3]/[.$C$3]-[.B30]*[.$B$3]/[.$C$3]-[.D30]*[.$D$3]/[.$C$3]" office:value-type="float" office:value="26.4310344827579" calcext:value-type="float">
            <text:p>26,4310344827579</text:p>
          </table:table-cell>
          <table:table-cell table:style-name="ce7" table:formula="of:=[.$F$4]/[.$D$4]-[.B30]*[.$B$4]/[.$D$4]-[.C30]*[.$C$4]/[.$D$4]" office:value-type="float" office:value="80.514778325122" calcext:value-type="float">
            <text:p>80,514778325122</text:p>
          </table:table-cell>
          <table:table-cell table:style-name="ce7"/>
          <table:table-cell table:style-name="ce7" table:formula="of:=ABS([.B31])-ABS([.B30])" office:value-type="float" office:value="0.00000000000321875859299325" calcext:value-type="float">
            <text:p>3,21875859299325E-12</text:p>
          </table:table-cell>
          <table:table-cell table:style-name="ce7" table:formula="of:=ABS([.C31])-ABS([.C30])" office:value-type="float" office:value="0.00000000000198951966012828" calcext:value-type="float">
            <text:p>1,98951966012828E-12</text:p>
          </table:table-cell>
          <table:table-cell table:style-name="ce7" table:formula="of:=ABS([.D31])-ABS([.D30])" office:value-type="float" office:value="0.00000000000321165316563565" calcext:value-type="float">
            <text:p>3,21165316563565E-12</text:p>
          </table:table-cell>
          <table:table-cell table:style-name="ce18" office:value-type="string" calcext:value-type="string">
            <text:p>x3=</text:p>
          </table:table-cell>
          <table:table-cell table:formula="of:=[.D18]" office:value-type="float" office:value="80.514748647795" calcext:value-type="float">
            <text:p>80,514748647795</text:p>
          </table:table-cell>
          <table:table-cell table:number-columns-repeated="1637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table:formula="of:=[.$F$2]/[.$B$2]-[.C31]*[.$C$2]/[.$B$2]-[.D31]*[.$D$2]/[.$B$2]" office:value-type="float" office:value="36.65763546798" calcext:value-type="float">
            <text:p>36,65763546798</text:p>
          </table:table-cell>
          <table:table-cell table:style-name="ce7" table:formula="of:=[.$F$3]/[.$C$3]-[.B31]*[.$B$3]/[.$C$3]-[.D31]*[.$D$3]/[.$C$3]" office:value-type="float" office:value="26.4310344827584" calcext:value-type="float">
            <text:p>26,4310344827584</text:p>
          </table:table-cell>
          <table:table-cell table:style-name="ce7" table:formula="of:=[.$F$4]/[.$D$4]-[.B31]*[.$B$4]/[.$D$4]-[.C31]*[.$C$4]/[.$D$4]" office:value-type="float" office:value="80.5147783251228" calcext:value-type="float">
            <text:p>80,5147783251228</text:p>
          </table:table-cell>
          <table:table-cell table:style-name="ce7"/>
          <table:table-cell table:style-name="ce7" table:formula="of:=ABS([.B32])-ABS([.B31])" office:value-type="float" office:value="0.000000000000859756710269721" calcext:value-type="float">
            <text:p>8,59756710269721E-13</text:p>
          </table:table-cell>
          <table:table-cell table:style-name="ce7" table:formula="of:=ABS([.C32])-ABS([.C31])" office:value-type="float" office:value="0.000000000000532907051820075" calcext:value-type="float">
            <text:p>5,32907051820075E-13</text:p>
          </table:table-cell>
          <table:table-cell table:style-name="ce7" table:formula="of:=ABS([.D32])-ABS([.D31])" office:value-type="float" office:value="0.000000000000866862137627322" calcext:value-type="float">
            <text:p>8,66862137627322E-13</text:p>
          </table:table-cell>
          <table:table-cell table:number-columns-repeated="1637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table:formula="of:=[.$F$2]/[.$B$2]-[.C32]*[.$C$2]/[.$B$2]-[.D32]*[.$D$2]/[.$B$2]" office:value-type="float" office:value="36.6576354679802" calcext:value-type="float">
            <text:p>36,6576354679802</text:p>
          </table:table-cell>
          <table:table-cell table:style-name="ce7" table:formula="of:=[.$F$3]/[.$C$3]-[.B32]*[.$B$3]/[.$C$3]-[.D32]*[.$D$3]/[.$C$3]" office:value-type="float" office:value="26.4310344827586" calcext:value-type="float">
            <text:p>26,4310344827586</text:p>
          </table:table-cell>
          <table:table-cell table:style-name="ce7" table:formula="of:=[.$F$4]/[.$D$4]-[.B32]*[.$B$4]/[.$D$4]-[.C32]*[.$C$4]/[.$D$4]" office:value-type="float" office:value="80.5147783251231" calcext:value-type="float">
            <text:p>80,5147783251231</text:p>
          </table:table-cell>
          <table:table-cell table:style-name="ce7"/>
          <table:table-cell table:style-name="ce7" table:formula="of:=ABS([.B33])-ABS([.B32])" office:value-type="float" office:value="0.000000000000234479102800833" calcext:value-type="float">
            <text:p>2,34479102800833E-13</text:p>
          </table:table-cell>
          <table:table-cell table:style-name="ce7" table:formula="of:=ABS([.C33])-ABS([.C32])" office:value-type="float" office:value="0.00000000000014210854715202" calcext:value-type="float">
            <text:p>1,4210854715202E-13</text:p>
          </table:table-cell>
          <table:table-cell table:style-name="ce7" table:formula="of:=ABS([.D33])-ABS([.D32])" office:value-type="float" office:value="0" calcext:value-type="float">
            <text:p>0</text:p>
          </table:table-cell>
          <table:table-cell table:style-name="ce10" office:value-type="string" calcext:value-type="string">
            <text:p>Проверка:</text:p>
          </table:table-cell>
          <table:table-cell table:number-columns-repeated="1637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table:formula="of:=[.$F$2]/[.$B$2]-[.C33]*[.$C$2]/[.$B$2]-[.D33]*[.$D$2]/[.$B$2]" office:value-type="float" office:value="36.6576354679803" calcext:value-type="float">
            <text:p>36,6576354679803</text:p>
          </table:table-cell>
          <table:table-cell table:style-name="ce7" table:formula="of:=[.$F$3]/[.$C$3]-[.B33]*[.$B$3]/[.$C$3]-[.D33]*[.$D$3]/[.$C$3]" office:value-type="float" office:value="26.4310344827586" calcext:value-type="float">
            <text:p>26,4310344827586</text:p>
          </table:table-cell>
          <table:table-cell table:style-name="ce7" table:formula="of:=[.$F$4]/[.$D$4]-[.B33]*[.$B$4]/[.$D$4]-[.C33]*[.$C$4]/[.$D$4]" office:value-type="float" office:value="80.5147783251231" calcext:value-type="float">
            <text:p>80,5147783251231</text:p>
          </table:table-cell>
          <table:table-cell table:style-name="ce7"/>
          <table:table-cell table:style-name="ce7" table:formula="of:=ABS([.B34])-ABS([.B33])" office:value-type="float" office:value="0" calcext:value-type="float">
            <text:p>0</text:p>
          </table:table-cell>
          <table:table-cell table:style-name="ce7" table:formula="of:=ABS([.C34])-ABS([.C33])" office:value-type="float" office:value="0" calcext:value-type="float">
            <text:p>0</text:p>
          </table:table-cell>
          <table:table-cell table:style-name="ce7" table:formula="of:=ABS([.D34])-ABS([.D33])" office:value-type="float" office:value="0" calcext:value-type="float">
            <text:p>0</text:p>
          </table:table-cell>
          <table:table-cell table:style-name="ce10" office:value-type="string" calcext:value-type="string">
            <text:p>Оценим точность решения с помощью невязки</text:p>
          </table:table-cell>
          <table:table-cell table:number-columns-repeated="16375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7" table:formula="of:=[.$F$2]/[.$B$2]-[.C34]*[.$C$2]/[.$B$2]-[.D34]*[.$D$2]/[.$B$2]" office:value-type="float" office:value="36.6576354679803" calcext:value-type="float">
            <text:p>36,6576354679803</text:p>
          </table:table-cell>
          <table:table-cell table:style-name="ce7" table:formula="of:=[.$F$3]/[.$C$3]-[.B34]*[.$B$3]/[.$C$3]-[.D34]*[.$D$3]/[.$C$3]" office:value-type="float" office:value="26.4310344827586" calcext:value-type="float">
            <text:p>26,4310344827586</text:p>
          </table:table-cell>
          <table:table-cell table:style-name="ce7" table:formula="of:=[.$F$4]/[.$D$4]-[.B34]*[.$B$4]/[.$D$4]-[.C34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35])-ABS([.B34])" office:value-type="float" office:value="0" calcext:value-type="float">
            <text:p>0</text:p>
          </table:table-cell>
          <table:table-cell table:style-name="ce7" table:formula="of:=ABS([.C35])-ABS([.C34])" office:value-type="float" office:value="0" calcext:value-type="float">
            <text:p>0</text:p>
          </table:table-cell>
          <table:table-cell table:style-name="ce7" table:formula="of:=ABS([.D35])-ABS([.D34])" office:value-type="float" office:value="0" calcext:value-type="float">
            <text:p>0</text:p>
          </table:table-cell>
          <table:table-cell table:style-name="ce19"/>
          <table:table-cell table:number-columns-repeated="16375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7" table:formula="of:=[.$F$2]/[.$B$2]-[.C35]*[.$C$2]/[.$B$2]-[.D35]*[.$D$2]/[.$B$2]" office:value-type="float" office:value="36.6576354679803" calcext:value-type="float">
            <text:p>36,6576354679803</text:p>
          </table:table-cell>
          <table:table-cell table:style-name="ce7" table:formula="of:=[.$F$3]/[.$C$3]-[.B35]*[.$B$3]/[.$C$3]-[.D35]*[.$D$3]/[.$C$3]" office:value-type="float" office:value="26.4310344827586" calcext:value-type="float">
            <text:p>26,4310344827586</text:p>
          </table:table-cell>
          <table:table-cell table:style-name="ce7" table:formula="of:=[.$F$4]/[.$D$4]-[.B35]*[.$B$4]/[.$D$4]-[.C35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36])-ABS([.B35])" office:value-type="float" office:value="0" calcext:value-type="float">
            <text:p>0</text:p>
          </table:table-cell>
          <table:table-cell table:style-name="ce7" table:formula="of:=ABS([.C36])-ABS([.C35])" office:value-type="float" office:value="0" calcext:value-type="float">
            <text:p>0</text:p>
          </table:table-cell>
          <table:table-cell table:style-name="ce7" table:formula="of:=ABS([.D36])-ABS([.D35])" office:value-type="float" office:value="0" calcext:value-type="float">
            <text:p>0</text:p>
          </table:table-cell>
          <table:table-cell table:style-name="ce20" office:value-type="string" calcext:value-type="string">
            <text:p>E<text:span text:style-name="T1">i </text:span><text:span text:style-name="T2">= a</text:span><text:span text:style-name="T3">i1</text:span><text:span text:style-name="T2">x</text:span><text:span text:style-name="T3">1 </text:span><text:span text:style-name="T2">+ a</text:span><text:span text:style-name="T3">i2</text:span><text:span text:style-name="T2">x</text:span><text:span text:style-name="T3">2 </text:span><text:span text:style-name="T2">+ a</text:span><text:span text:style-name="T3">i3</text:span><text:span text:style-name="T2">x</text:span><text:span text:style-name="T3">3 </text:span><text:span text:style-name="T2">– b</text:span><text:span text:style-name="T3">i</text:span><text:span text:style-name="T2"> (i=</text:span><text:span text:style-name="T4">1,2,3</text:span><text:span text:style-name="T5">).</text:span></text:p>
          </table:table-cell>
          <table:table-cell table:number-columns-repeated="1637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table:formula="of:=[.$F$2]/[.$B$2]-[.C36]*[.$C$2]/[.$B$2]-[.D36]*[.$D$2]/[.$B$2]" office:value-type="float" office:value="36.6576354679803" calcext:value-type="float">
            <text:p>36,6576354679803</text:p>
          </table:table-cell>
          <table:table-cell table:style-name="ce7" table:formula="of:=[.$F$3]/[.$C$3]-[.B36]*[.$B$3]/[.$C$3]-[.D36]*[.$D$3]/[.$C$3]" office:value-type="float" office:value="26.4310344827586" calcext:value-type="float">
            <text:p>26,4310344827586</text:p>
          </table:table-cell>
          <table:table-cell table:style-name="ce7" table:formula="of:=[.$F$4]/[.$D$4]-[.B36]*[.$B$4]/[.$D$4]-[.C36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37])-ABS([.B36])" office:value-type="float" office:value="0" calcext:value-type="float">
            <text:p>0</text:p>
          </table:table-cell>
          <table:table-cell table:style-name="ce7" table:formula="of:=ABS([.C37])-ABS([.C36])" office:value-type="float" office:value="0" calcext:value-type="float">
            <text:p>0</text:p>
          </table:table-cell>
          <table:table-cell table:style-name="ce7" table:formula="of:=ABS([.D37])-ABS([.D3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table:formula="of:=[.$F$2]/[.$B$2]-[.C37]*[.$C$2]/[.$B$2]-[.D37]*[.$D$2]/[.$B$2]" office:value-type="float" office:value="36.6576354679803" calcext:value-type="float">
            <text:p>36,6576354679803</text:p>
          </table:table-cell>
          <table:table-cell table:style-name="ce7" table:formula="of:=[.$F$3]/[.$C$3]-[.B37]*[.$B$3]/[.$C$3]-[.D37]*[.$D$3]/[.$C$3]" office:value-type="float" office:value="26.4310344827586" calcext:value-type="float">
            <text:p>26,4310344827586</text:p>
          </table:table-cell>
          <table:table-cell table:style-name="ce7" table:formula="of:=[.$F$4]/[.$D$4]-[.B37]*[.$B$4]/[.$D$4]-[.C37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38])-ABS([.B37])" office:value-type="float" office:value="0" calcext:value-type="float">
            <text:p>0</text:p>
          </table:table-cell>
          <table:table-cell table:style-name="ce7" table:formula="of:=ABS([.C38])-ABS([.C37])" office:value-type="float" office:value="0" calcext:value-type="float">
            <text:p>0</text:p>
          </table:table-cell>
          <table:table-cell table:style-name="ce7" table:formula="of:=ABS([.D38])-ABS([.D37])" office:value-type="float" office:value="0" calcext:value-type="float">
            <text:p>0</text:p>
          </table:table-cell>
          <table:table-cell table:style-name="ce18" office:value-type="string" calcext:value-type="string">
            <text:p>E1=</text:p>
          </table:table-cell>
          <table:table-cell table:style-name="ce21" table:formula="of:=[.B2]*[.$J$29]+[.C2]*[.$J$30]+[.D2]*[.$J$31]-[.F2]" office:value-type="float" office:value="0.0000653664345051652" calcext:value-type="float">
            <text:p>0,000065366</text:p>
          </table:table-cell>
          <table:table-cell table:number-columns-repeated="1637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table:formula="of:=[.$F$2]/[.$B$2]-[.C38]*[.$C$2]/[.$B$2]-[.D38]*[.$D$2]/[.$B$2]" office:value-type="float" office:value="36.6576354679803" calcext:value-type="float">
            <text:p>36,6576354679803</text:p>
          </table:table-cell>
          <table:table-cell table:style-name="ce7" table:formula="of:=[.$F$3]/[.$C$3]-[.B38]*[.$B$3]/[.$C$3]-[.D38]*[.$D$3]/[.$C$3]" office:value-type="float" office:value="26.4310344827586" calcext:value-type="float">
            <text:p>26,4310344827586</text:p>
          </table:table-cell>
          <table:table-cell table:style-name="ce7" table:formula="of:=[.$F$4]/[.$D$4]-[.B38]*[.$B$4]/[.$D$4]-[.C38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39])-ABS([.B38])" office:value-type="float" office:value="0" calcext:value-type="float">
            <text:p>0</text:p>
          </table:table-cell>
          <table:table-cell table:style-name="ce7" table:formula="of:=ABS([.C39])-ABS([.C38])" office:value-type="float" office:value="0" calcext:value-type="float">
            <text:p>0</text:p>
          </table:table-cell>
          <table:table-cell table:style-name="ce7" table:formula="of:=ABS([.D39])-ABS([.D38])" office:value-type="float" office:value="0" calcext:value-type="float">
            <text:p>0</text:p>
          </table:table-cell>
          <table:table-cell table:style-name="ce18" office:value-type="string" calcext:value-type="string">
            <text:p>E2=</text:p>
          </table:table-cell>
          <table:table-cell table:style-name="ce21" table:formula="of:=[.B3]*[.$J$29]+[.C3]*[.$J$30]+[.D3]*[.$J$31]-[.F3]" office:value-type="float" office:value="0.0000805367615726027" calcext:value-type="float">
            <text:p>0,000080537</text:p>
          </table:table-cell>
          <table:table-cell table:number-columns-repeated="1637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table:formula="of:=[.$F$2]/[.$B$2]-[.C39]*[.$C$2]/[.$B$2]-[.D39]*[.$D$2]/[.$B$2]" office:value-type="float" office:value="36.6576354679803" calcext:value-type="float">
            <text:p>36,6576354679803</text:p>
          </table:table-cell>
          <table:table-cell table:style-name="ce7" table:formula="of:=[.$F$3]/[.$C$3]-[.B39]*[.$B$3]/[.$C$3]-[.D39]*[.$D$3]/[.$C$3]" office:value-type="float" office:value="26.4310344827586" calcext:value-type="float">
            <text:p>26,4310344827586</text:p>
          </table:table-cell>
          <table:table-cell table:style-name="ce7" table:formula="of:=[.$F$4]/[.$D$4]-[.B39]*[.$B$4]/[.$D$4]-[.C39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0])-ABS([.B39])" office:value-type="float" office:value="0" calcext:value-type="float">
            <text:p>0</text:p>
          </table:table-cell>
          <table:table-cell table:style-name="ce7" table:formula="of:=ABS([.C40])-ABS([.C39])" office:value-type="float" office:value="0" calcext:value-type="float">
            <text:p>0</text:p>
          </table:table-cell>
          <table:table-cell table:style-name="ce7" table:formula="of:=ABS([.D40])-ABS([.D39])" office:value-type="float" office:value="0" calcext:value-type="float">
            <text:p>0</text:p>
          </table:table-cell>
          <table:table-cell table:style-name="ce18" office:value-type="string" calcext:value-type="string">
            <text:p>E3=</text:p>
          </table:table-cell>
          <table:table-cell table:style-name="ce21" table:formula="of:=[.B4]*[.$J$29]+[.C4]*[.$J$30]+[.D4]*[.$J$31]-[.F4]" office:value-type="float" office:value="0.000064943332972689" calcext:value-type="float">
            <text:p>0,000064943</text:p>
          </table:table-cell>
          <table:table-cell table:number-columns-repeated="1637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table:formula="of:=[.$F$2]/[.$B$2]-[.C40]*[.$C$2]/[.$B$2]-[.D40]*[.$D$2]/[.$B$2]" office:value-type="float" office:value="36.6576354679803" calcext:value-type="float">
            <text:p>36,6576354679803</text:p>
          </table:table-cell>
          <table:table-cell table:style-name="ce7" table:formula="of:=[.$F$3]/[.$C$3]-[.B40]*[.$B$3]/[.$C$3]-[.D40]*[.$D$3]/[.$C$3]" office:value-type="float" office:value="26.4310344827586" calcext:value-type="float">
            <text:p>26,4310344827586</text:p>
          </table:table-cell>
          <table:table-cell table:style-name="ce7" table:formula="of:=[.$F$4]/[.$D$4]-[.B40]*[.$B$4]/[.$D$4]-[.C40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1])-ABS([.B40])" office:value-type="float" office:value="0" calcext:value-type="float">
            <text:p>0</text:p>
          </table:table-cell>
          <table:table-cell table:style-name="ce7" table:formula="of:=ABS([.C41])-ABS([.C40])" office:value-type="float" office:value="0" calcext:value-type="float">
            <text:p>0</text:p>
          </table:table-cell>
          <table:table-cell table:style-name="ce7" table:formula="of:=ABS([.D41])-ABS([.D40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 table:formula="of:=[.$F$2]/[.$B$2]-[.C41]*[.$C$2]/[.$B$2]-[.D41]*[.$D$2]/[.$B$2]" office:value-type="float" office:value="36.6576354679803" calcext:value-type="float">
            <text:p>36,6576354679803</text:p>
          </table:table-cell>
          <table:table-cell table:style-name="ce7" table:formula="of:=[.$F$3]/[.$C$3]-[.B41]*[.$B$3]/[.$C$3]-[.D41]*[.$D$3]/[.$C$3]" office:value-type="float" office:value="26.4310344827586" calcext:value-type="float">
            <text:p>26,4310344827586</text:p>
          </table:table-cell>
          <table:table-cell table:style-name="ce7" table:formula="of:=[.$F$4]/[.$D$4]-[.B41]*[.$B$4]/[.$D$4]-[.C41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2])-ABS([.B41])" office:value-type="float" office:value="0" calcext:value-type="float">
            <text:p>0</text:p>
          </table:table-cell>
          <table:table-cell table:style-name="ce7" table:formula="of:=ABS([.C42])-ABS([.C41])" office:value-type="float" office:value="0" calcext:value-type="float">
            <text:p>0</text:p>
          </table:table-cell>
          <table:table-cell table:style-name="ce7" table:formula="of:=ABS([.D42])-ABS([.D41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table:formula="of:=[.$F$2]/[.$B$2]-[.C42]*[.$C$2]/[.$B$2]-[.D42]*[.$D$2]/[.$B$2]" office:value-type="float" office:value="36.6576354679803" calcext:value-type="float">
            <text:p>36,6576354679803</text:p>
          </table:table-cell>
          <table:table-cell table:style-name="ce7" table:formula="of:=[.$F$3]/[.$C$3]-[.B42]*[.$B$3]/[.$C$3]-[.D42]*[.$D$3]/[.$C$3]" office:value-type="float" office:value="26.4310344827586" calcext:value-type="float">
            <text:p>26,4310344827586</text:p>
          </table:table-cell>
          <table:table-cell table:style-name="ce7" table:formula="of:=[.$F$4]/[.$D$4]-[.B42]*[.$B$4]/[.$D$4]-[.C42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3])-ABS([.B42])" office:value-type="float" office:value="0" calcext:value-type="float">
            <text:p>0</text:p>
          </table:table-cell>
          <table:table-cell table:style-name="ce7" table:formula="of:=ABS([.C43])-ABS([.C42])" office:value-type="float" office:value="0" calcext:value-type="float">
            <text:p>0</text:p>
          </table:table-cell>
          <table:table-cell table:style-name="ce7" table:formula="of:=ABS([.D43])-ABS([.D42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table:formula="of:=[.$F$2]/[.$B$2]-[.C43]*[.$C$2]/[.$B$2]-[.D43]*[.$D$2]/[.$B$2]" office:value-type="float" office:value="36.6576354679803" calcext:value-type="float">
            <text:p>36,6576354679803</text:p>
          </table:table-cell>
          <table:table-cell table:style-name="ce7" table:formula="of:=[.$F$3]/[.$C$3]-[.B43]*[.$B$3]/[.$C$3]-[.D43]*[.$D$3]/[.$C$3]" office:value-type="float" office:value="26.4310344827586" calcext:value-type="float">
            <text:p>26,4310344827586</text:p>
          </table:table-cell>
          <table:table-cell table:style-name="ce7" table:formula="of:=[.$F$4]/[.$D$4]-[.B43]*[.$B$4]/[.$D$4]-[.C43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4])-ABS([.B43])" office:value-type="float" office:value="0" calcext:value-type="float">
            <text:p>0</text:p>
          </table:table-cell>
          <table:table-cell table:style-name="ce7" table:formula="of:=ABS([.C44])-ABS([.C43])" office:value-type="float" office:value="0" calcext:value-type="float">
            <text:p>0</text:p>
          </table:table-cell>
          <table:table-cell table:style-name="ce7" table:formula="of:=ABS([.D44])-ABS([.D43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table:formula="of:=[.$F$2]/[.$B$2]-[.C44]*[.$C$2]/[.$B$2]-[.D44]*[.$D$2]/[.$B$2]" office:value-type="float" office:value="36.6576354679803" calcext:value-type="float">
            <text:p>36,6576354679803</text:p>
          </table:table-cell>
          <table:table-cell table:style-name="ce7" table:formula="of:=[.$F$3]/[.$C$3]-[.B44]*[.$B$3]/[.$C$3]-[.D44]*[.$D$3]/[.$C$3]" office:value-type="float" office:value="26.4310344827586" calcext:value-type="float">
            <text:p>26,4310344827586</text:p>
          </table:table-cell>
          <table:table-cell table:style-name="ce7" table:formula="of:=[.$F$4]/[.$D$4]-[.B44]*[.$B$4]/[.$D$4]-[.C44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5])-ABS([.B44])" office:value-type="float" office:value="0" calcext:value-type="float">
            <text:p>0</text:p>
          </table:table-cell>
          <table:table-cell table:style-name="ce7" table:formula="of:=ABS([.C45])-ABS([.C44])" office:value-type="float" office:value="0" calcext:value-type="float">
            <text:p>0</text:p>
          </table:table-cell>
          <table:table-cell table:style-name="ce7" table:formula="of:=ABS([.D45])-ABS([.D4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table:formula="of:=[.$F$2]/[.$B$2]-[.C45]*[.$C$2]/[.$B$2]-[.D45]*[.$D$2]/[.$B$2]" office:value-type="float" office:value="36.6576354679803" calcext:value-type="float">
            <text:p>36,6576354679803</text:p>
          </table:table-cell>
          <table:table-cell table:style-name="ce7" table:formula="of:=[.$F$3]/[.$C$3]-[.B45]*[.$B$3]/[.$C$3]-[.D45]*[.$D$3]/[.$C$3]" office:value-type="float" office:value="26.4310344827586" calcext:value-type="float">
            <text:p>26,4310344827586</text:p>
          </table:table-cell>
          <table:table-cell table:style-name="ce7" table:formula="of:=[.$F$4]/[.$D$4]-[.B45]*[.$B$4]/[.$D$4]-[.C45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6])-ABS([.B45])" office:value-type="float" office:value="0" calcext:value-type="float">
            <text:p>0</text:p>
          </table:table-cell>
          <table:table-cell table:style-name="ce7" table:formula="of:=ABS([.C46])-ABS([.C45])" office:value-type="float" office:value="0" calcext:value-type="float">
            <text:p>0</text:p>
          </table:table-cell>
          <table:table-cell table:style-name="ce7" table:formula="of:=ABS([.D46])-ABS([.D45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table:formula="of:=[.$F$2]/[.$B$2]-[.C46]*[.$C$2]/[.$B$2]-[.D46]*[.$D$2]/[.$B$2]" office:value-type="float" office:value="36.6576354679803" calcext:value-type="float">
            <text:p>36,6576354679803</text:p>
          </table:table-cell>
          <table:table-cell table:style-name="ce7" table:formula="of:=[.$F$3]/[.$C$3]-[.B46]*[.$B$3]/[.$C$3]-[.D46]*[.$D$3]/[.$C$3]" office:value-type="float" office:value="26.4310344827586" calcext:value-type="float">
            <text:p>26,4310344827586</text:p>
          </table:table-cell>
          <table:table-cell table:style-name="ce7" table:formula="of:=[.$F$4]/[.$D$4]-[.B46]*[.$B$4]/[.$D$4]-[.C46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7])-ABS([.B46])" office:value-type="float" office:value="0" calcext:value-type="float">
            <text:p>0</text:p>
          </table:table-cell>
          <table:table-cell table:style-name="ce7" table:formula="of:=ABS([.C47])-ABS([.C46])" office:value-type="float" office:value="0" calcext:value-type="float">
            <text:p>0</text:p>
          </table:table-cell>
          <table:table-cell table:style-name="ce7" table:formula="of:=ABS([.D47])-ABS([.D4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7" table:formula="of:=[.$F$2]/[.$B$2]-[.C47]*[.$C$2]/[.$B$2]-[.D47]*[.$D$2]/[.$B$2]" office:value-type="float" office:value="36.6576354679803" calcext:value-type="float">
            <text:p>36,6576354679803</text:p>
          </table:table-cell>
          <table:table-cell table:style-name="ce7" table:formula="of:=[.$F$3]/[.$C$3]-[.B47]*[.$B$3]/[.$C$3]-[.D47]*[.$D$3]/[.$C$3]" office:value-type="float" office:value="26.4310344827586" calcext:value-type="float">
            <text:p>26,4310344827586</text:p>
          </table:table-cell>
          <table:table-cell table:style-name="ce7" table:formula="of:=[.$F$4]/[.$D$4]-[.B47]*[.$B$4]/[.$D$4]-[.C47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8])-ABS([.B47])" office:value-type="float" office:value="0" calcext:value-type="float">
            <text:p>0</text:p>
          </table:table-cell>
          <table:table-cell table:style-name="ce7" table:formula="of:=ABS([.C48])-ABS([.C47])" office:value-type="float" office:value="0" calcext:value-type="float">
            <text:p>0</text:p>
          </table:table-cell>
          <table:table-cell table:style-name="ce7" table:formula="of:=ABS([.D48])-ABS([.D47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table:formula="of:=[.$F$2]/[.$B$2]-[.C48]*[.$C$2]/[.$B$2]-[.D48]*[.$D$2]/[.$B$2]" office:value-type="float" office:value="36.6576354679803" calcext:value-type="float">
            <text:p>36,6576354679803</text:p>
          </table:table-cell>
          <table:table-cell table:style-name="ce7" table:formula="of:=[.$F$3]/[.$C$3]-[.B48]*[.$B$3]/[.$C$3]-[.D48]*[.$D$3]/[.$C$3]" office:value-type="float" office:value="26.4310344827586" calcext:value-type="float">
            <text:p>26,4310344827586</text:p>
          </table:table-cell>
          <table:table-cell table:style-name="ce7" table:formula="of:=[.$F$4]/[.$D$4]-[.B48]*[.$B$4]/[.$D$4]-[.C48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49])-ABS([.B48])" office:value-type="float" office:value="0" calcext:value-type="float">
            <text:p>0</text:p>
          </table:table-cell>
          <table:table-cell table:style-name="ce7" table:formula="of:=ABS([.C49])-ABS([.C48])" office:value-type="float" office:value="0" calcext:value-type="float">
            <text:p>0</text:p>
          </table:table-cell>
          <table:table-cell table:style-name="ce7" table:formula="of:=ABS([.D49])-ABS([.D48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table:formula="of:=[.$F$2]/[.$B$2]-[.C49]*[.$C$2]/[.$B$2]-[.D49]*[.$D$2]/[.$B$2]" office:value-type="float" office:value="36.6576354679803" calcext:value-type="float">
            <text:p>36,6576354679803</text:p>
          </table:table-cell>
          <table:table-cell table:style-name="ce7" table:formula="of:=[.$F$3]/[.$C$3]-[.B49]*[.$B$3]/[.$C$3]-[.D49]*[.$D$3]/[.$C$3]" office:value-type="float" office:value="26.4310344827586" calcext:value-type="float">
            <text:p>26,4310344827586</text:p>
          </table:table-cell>
          <table:table-cell table:style-name="ce7" table:formula="of:=[.$F$4]/[.$D$4]-[.B49]*[.$B$4]/[.$D$4]-[.C49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50])-ABS([.B49])" office:value-type="float" office:value="0" calcext:value-type="float">
            <text:p>0</text:p>
          </table:table-cell>
          <table:table-cell table:style-name="ce7" table:formula="of:=ABS([.C50])-ABS([.C49])" office:value-type="float" office:value="0" calcext:value-type="float">
            <text:p>0</text:p>
          </table:table-cell>
          <table:table-cell table:style-name="ce7" table:formula="of:=ABS([.D50])-ABS([.D49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7" table:formula="of:=[.$F$2]/[.$B$2]-[.C50]*[.$C$2]/[.$B$2]-[.D50]*[.$D$2]/[.$B$2]" office:value-type="float" office:value="36.6576354679803" calcext:value-type="float">
            <text:p>36,6576354679803</text:p>
          </table:table-cell>
          <table:table-cell table:style-name="ce7" table:formula="of:=[.$F$3]/[.$C$3]-[.B50]*[.$B$3]/[.$C$3]-[.D50]*[.$D$3]/[.$C$3]" office:value-type="float" office:value="26.4310344827586" calcext:value-type="float">
            <text:p>26,4310344827586</text:p>
          </table:table-cell>
          <table:table-cell table:style-name="ce7" table:formula="of:=[.$F$4]/[.$D$4]-[.B50]*[.$B$4]/[.$D$4]-[.C50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51])-ABS([.B50])" office:value-type="float" office:value="0" calcext:value-type="float">
            <text:p>0</text:p>
          </table:table-cell>
          <table:table-cell table:style-name="ce7" table:formula="of:=ABS([.C51])-ABS([.C50])" office:value-type="float" office:value="0" calcext:value-type="float">
            <text:p>0</text:p>
          </table:table-cell>
          <table:table-cell table:style-name="ce7" table:formula="of:=ABS([.D51])-ABS([.D50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table:formula="of:=[.$F$2]/[.$B$2]-[.C51]*[.$C$2]/[.$B$2]-[.D51]*[.$D$2]/[.$B$2]" office:value-type="float" office:value="36.6576354679803" calcext:value-type="float">
            <text:p>36,6576354679803</text:p>
          </table:table-cell>
          <table:table-cell table:style-name="ce7" table:formula="of:=[.$F$3]/[.$C$3]-[.B51]*[.$B$3]/[.$C$3]-[.D51]*[.$D$3]/[.$C$3]" office:value-type="float" office:value="26.4310344827586" calcext:value-type="float">
            <text:p>26,4310344827586</text:p>
          </table:table-cell>
          <table:table-cell table:style-name="ce7" table:formula="of:=[.$F$4]/[.$D$4]-[.B51]*[.$B$4]/[.$D$4]-[.C51]*[.$C$4]/[.$D$4]" office:value-type="float" office:value="80.5147783251232" calcext:value-type="float">
            <text:p>80,5147783251232</text:p>
          </table:table-cell>
          <table:table-cell table:style-name="ce7"/>
          <table:table-cell table:style-name="ce7" table:formula="of:=ABS([.B52])-ABS([.B51])" office:value-type="float" office:value="0" calcext:value-type="float">
            <text:p>0</text:p>
          </table:table-cell>
          <table:table-cell table:style-name="ce7" table:formula="of:=ABS([.C52])-ABS([.C51])" office:value-type="float" office:value="0" calcext:value-type="float">
            <text:p>0</text:p>
          </table:table-cell>
          <table:table-cell table:style-name="ce7" table:formula="of:=ABS([.D52])-ABS([.D51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.$F$2]/[.$B$2]-[.C52]*[.$C$2]/[.$B$2]-[.D52]*[.$D$2]/[.$B$2]" office:value-type="float" office:value="36.6576354679803" calcext:value-type="float">
            <text:p>36,7</text:p>
          </table:table-cell>
          <table:table-cell table:style-name="ce9" table:formula="of:=[.$F$3]/[.$C$3]-[.B52]*[.$B$3]/[.$C$3]-[.D52]*[.$D$3]/[.$C$3]" office:value-type="float" office:value="26.4310344827586" calcext:value-type="float">
            <text:p>26,4</text:p>
          </table:table-cell>
          <table:table-cell table:style-name="ce9" table:formula="of:=[.$F$4]/[.$D$4]-[.B52]*[.$B$4]/[.$D$4]-[.C52]*[.$C$4]/[.$D$4]" office:value-type="float" office:value="80.5147783251232" calcext:value-type="float">
            <text:p>80,5</text:p>
          </table:table-cell>
          <table:table-cell table:style-name="ce7"/>
          <table:table-cell table:style-name="ce7" table:formula="of:=ABS([.B53])-ABS([.B52])" office:value-type="float" office:value="0" calcext:value-type="float">
            <text:p>0</text:p>
          </table:table-cell>
          <table:table-cell table:style-name="ce7" table:formula="of:=ABS([.C53])-ABS([.C52])" office:value-type="float" office:value="0" calcext:value-type="float">
            <text:p>0</text:p>
          </table:table-cell>
          <table:table-cell table:style-name="ce7" table:formula="of:=ABS([.D53])-ABS([.D52])" office:value-type="float" office:value="0" calcext:value-type="float">
            <text:p>0</text:p>
          </table:table-cell>
          <table:table-cell table:number-columns-repeated="16376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Cyr" svg:font-family="'Arial Cyr'"/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ru" fo:country="RU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р.</number:text>
    </number:number-style>
    <number:number-style style:name="N13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2" style:volatile="true">
      <number:text loext:blank-width-char="-"> </number:text>
      <number:fill-character> </number:fill-character>
      <number:text loext:blank-width-char="-3">-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number-style style:name="N144P0" style:volatile="true">
      <number:text>Да</number:text>
    </number:number-style>
    <number:number-style style:name="N144P1" style:volatile="true">
      <number:text>Да</number:text>
    </number:number-style>
    <number:number-style style:name="N144">
      <number:text>Нет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Истина</number:text>
    </number:number-style>
    <number:number-style style:name="N145P1" style:volatile="true">
      <number:text>Истина</number:text>
    </number:number-style>
    <number:number-style style:name="N145">
      <number:text>Ложь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 loext:blank-width-char=")"> </number:text>
    </number:currency-style>
    <number:currency-style style:name="N147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47P0"/>
    </number:currency-style>
    <number:date-style style:name="N148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49">
      <number:number number:decimal-places="8" number:min-decimal-places="8" number:min-integer-digits="1"/>
    </number:number-style>
    <number:number-style style:name="N150">
      <number:number number:decimal-places="9" number:min-decimal-places="9" number:min-integer-digits="1"/>
    </number:number-style>
    <number:number-style style:name="N151">
      <number:number number:decimal-places="10" number:min-decimal-places="10" number:min-integer-digits="1"/>
    </number:number-style>
    <number:number-style style:name="N152">
      <number:number number:decimal-places="11" number:min-decimal-places="11" number:min-integer-digits="1"/>
    </number:number-style>
    <number:number-style style:name="N15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9">
      <number:scientific-number number:decimal-places="9" number:min-decimal-places="9" number:min-integer-digits="1" number:min-exponent-digits="2" number:exponent-interval="1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 Cyr" fo:font-family="'Arial Cyr'" style:font-name-complex="Arial Cyr" style:font-family-complex="'Arial Cyr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7043448541" style:display-name="PageStyle_704344854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етод простых итераций в Excel</dc:title>
    <dc:subject>Решение СЛАУ в Excel</dc:subject>
    <meta:keyword>http:/math.semestr.ru/optim/iter.php</meta:keyword>
    <dc:description>http://math.semestr.ru/optim/iter.php</dc:description>
    <meta:initial-creator>Новый семестр</meta:initial-creator>
    <meta:creation-date>2012-11-04T06:05:13</meta:creation-date>
    <dc:creator>Класс</dc:creator>
    <dc:date>2024-10-04T13:18:41</dc:date>
    <meta:document-statistic meta:table-count="1" meta:cell-count="365" meta:object-count="0"/>
    <meta:generator>LibreOffice/24.8.2.1$Linux_X86_64 LibreOffice_project/480$Build-1</meta:generator>
  </office:meta>
</office:document-meta>
</file>